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T9" style:parent-style-name="DefaultParagraphFont" style:family="text">
      <style:text-properties style:text-position="super 59%"/>
    </style:style>
    <style:style style:name="T10" style:parent-style-name="DefaultParagraphFont" style:family="text">
      <style:text-properties style:text-position="super 62.5%" fo:font-size="8pt" style:font-size-asian="8pt" style:font-size-complex="8pt"/>
    </style:style>
    <style:style style:name="T11" style:parent-style-name="DefaultParagraphFont" style:family="text">
      <style:text-properties style:text-position="super 59%"/>
    </style:style>
    <style:style style:name="P12" style:parent-style-name="ListParagraph" style:list-style-name="LFO1" style:family="paragraph"/>
    <style:style style:name="P13" style:parent-style-name="ListParagraph" style:list-style-name="LFO1" style:family="paragraph"/>
    <style:style style:name="P14" style:parent-style-name="ListParagraph" style:list-style-name="LFO1" style:family="paragraph"/>
    <style:style style:name="P15" style:parent-style-name="ListParagraph" style:list-style-name="LFO1" style:family="paragraph"/>
    <style:style style:name="P16" style:parent-style-name="ListParagraph" style:list-style-name="LFO1" style:family="paragraph"/>
    <style:style style:name="P17" style:parent-style-name="ListParagraph" style:list-style-name="LFO1" style:family="paragraph"/>
    <style:style style:name="T18" style:parent-style-name="DefaultParagraphFont" style:family="text">
      <style:text-properties style:text-position="sub 59%"/>
    </style:style>
    <style:style style:name="P19" style:parent-style-name="ListParagraph" style:list-style-name="LFO1" style:family="paragraph"/>
    <style:style style:name="P20" style:parent-style-name="ListParagraph" style:list-style-name="LFO1" style:family="paragraph"/>
    <style:style style:name="P21" style:parent-style-name="ListParagraph" style:list-style-name="LFO1" style:family="paragraph"/>
    <style:style style:name="P22" style:parent-style-name="ListParagraph" style:list-style-name="LFO1" style:family="paragraph"/>
    <style:style style:name="P23" style:parent-style-name="ListParagraph" style:list-style-name="LFO1" style:family="paragraph"/>
  </office:automatic-styles>
  <office:body>
    <office:text text:use-soft-page-breaks="true">
      <text:p text:style-name="P1">Quale delle seguenti relazioni di ricorrenza descrive la complessit`a dell’algoritmo più<text:s/>efficiente per il calcolo della sequenza di Fibonacci basato sul prodotto di matrici?</text:p>
      <text:list text:style-name="LFO1" text:continue-numbering="true">
        <text:list-item>
          <text:p text:style-name="P2">T(n) = T(n/2) + O(1) se n ≥ 2, T(1) = O(1) se n = 1</text:p>
        </text:list-item>
      </text:list>
      <text:p text:style-name="Normal">Detto Fn l’n-esimo numero della sequenza di Fibonacci, e detta φ = 1, 618 . . . la sezione aurea, quale delle seguenti relazioni asintotiche è falsa?</text:p>
      <text:list text:style-name="LFO1" text:continue-numbering="true">
        <text:list-item>
          <text:p text:style-name="P3">Fn = ω(φn)</text:p>
        </text:list-item>
      </text:list>
      <text:p text:style-name="Normal">L’algoritmo di ordinamento crescente Insertion Sort applicato ad una sequenza di input ordinata in modo decrescente esegue un numero di confronti tra elementi pari a:</text:p>
      <text:list text:style-name="LFO1" text:continue-numbering="true">
        <text:list-item>
          <text:p text:style-name="P4">n(n − 1)/2</text:p>
        </text:list-item>
      </text:list>
      <text:p text:style-name="Normal">Qual `e la complessit`a dell’algoritmo Radix Sort applicato ad un array A di n elementi in cui A[i] = 2i^4 per i = 1, .., n?</text:p>
      <text:list text:style-name="LFO1" text:continue-numbering="true">
        <text:list-item>
          <text:p text:style-name="P5">O(n)</text:p>
        </text:list-item>
      </text:list>
      <text:p text:style-name="Normal">Quale tra i seguenti algoritmi non è ottimo se applicato al problema descritto?</text:p>
      <text:list text:style-name="LFO1" text:continue-numbering="true">
        <text:list-item>
          <text:p text:style-name="P6">Heapsort per ordinare una sequenza di n interi con valori compresi tra 1 e nc</text:p>
        </text:list-item>
      </text:list>
      <text:p text:style-name="Normal">Sia dato in input l’array A = [1, 2, 3, . . . , n − 1, n], e si supponga di applicare su di esso gli algoritmi di ordinamento non decrescente InsertionSort2, Mergesort e HeapSort. Quale dei tre algoritmi esegue il minor numero di confronti asintoticamente?</text:p>
      <text:list text:style-name="LFO1" text:continue-numbering="true">
        <text:list-item>
          <text:p text:style-name="P7">InsertionSort2</text:p>
        </text:list-item>
      </text:list>
      <text:p text:style-name="Normal">Sotto quali ipotesi la soluzione dell’equazione di ricorrenza T(n) = a · T(n/b) + f(n), con T(1) = Θ(1), a, b costanti non negative, è pari a T(n) = Θ(f(n))?</text:p>
      <text:list text:style-name="LFO1" text:continue-numbering="true">
        <text:list-item>
          <text:p text:style-name="P8">Se f(n) = Ω(n<text:span text:style-name="T9">log</text:span><text:span text:style-name="T10">b</text:span><text:span text:style-name="T11"><text:s/>a+ϵ</text:span>), per qualche ϵ &gt; 0, e se vale la condizione di regolarità: af(n/b) ≤ cf(n) per qualche c&lt;1 ed n sufficientemente grande</text:p>
        </text:list-item>
      </text:list>
      <text:p text:style-name="Normal">Sia h(n) l’altezza dell’albero di decisione associato all’algoritmo Mergesort. Quale delle seguenti relazioni asintotiche è falsa:</text:p>
      <text:list text:style-name="LFO1" text:continue-numbering="true">
        <text:list-item>
          <text:p text:style-name="P12">o(nlogn)</text:p>
        </text:list-item>
      </text:list>
      <text:p text:style-name="Normal">L’algoritmo Heapify per la costruzione di un heap(A) applicato ad A = [3, 5, 4, 6, 7] restituisce:</text:p>
      <text:list text:style-name="LFO1" text:continue-numbering="true">
        <text:list-item>
          <text:p text:style-name="P13">A = [7, 6, 4, 3, 5]</text:p>
        </text:list-item>
      </text:list>
      <text:p text:style-name="Normal">Sia H1 un heap binomiale di n = 2k − 1 elementi, e sia H2 un heap binomiale contenente un solo elemento. Qual è la complessità computazionale della fusione di H1 e H2?</text:p>
      <text:list text:style-name="LFO1" text:continue-numbering="true">
        <text:list-item>
          <text:p text:style-name="P14">Θ(k)</text:p>
        </text:list-item>
      </text:list>
      <text:p text:style-name="Normal">L’algoritmo di ricerca binaria in un array ordinato di n elementi nel caso medio ha complessità:</text:p>
      <text:list text:style-name="LFO1" text:continue-numbering="true">
        <text:list-item>
          <text:p text:style-name="P15">Θ(logn)</text:p>
        </text:list-item>
      </text:list>
      <text:p text:style-name="Normal">Sia dato in input l’array A = [3,5,2,1,8]; quanti confronti tra elementi esegue l’algoritmo InsertionSort2 per ordinare in ordine non decrescente A?</text:p>
      <text:list text:style-name="LFO1" text:continue-numbering="true">
        <text:list-item>
          <text:p text:style-name="P16">7</text:p>
        </text:list-item>
      </text:list>
      <text:soft-page-break/>
      <text:p text:style-name="Normal">Una coda di priorità realizzata con un heap d-ario avente nella radice l’elemento minimo, supporta la cancellazione dell’elemento minimo in:</text:p>
      <text:list text:style-name="LFO1" text:continue-numbering="true">
        <text:list-item>
          <text:p text:style-name="P17">O(dlog<text:span text:style-name="T18">d</text:span>n)</text:p>
        </text:list-item>
      </text:list>
      <text:p text:style-name="Normal">In un albero binario di ricerca di altezza h e con n elementi, il predecessore di un elemento può essere determinato nel caso peggiore, seguendo un cammino di lunghezza pari a:</text:p>
      <text:list text:style-name="LFO1" text:continue-numbering="true">
        <text:list-item>
          <text:p text:style-name="P19">h</text:p>
        </text:list-item>
      </text:list>
      <text:p text:style-name="Normal">Si supponga di gestire un dizionario utilizzando un array non ordinato. Nel caso peggiore, quanto costa l’operazione di cancellazione di un elemento dal dizionario?</text:p>
      <text:list text:style-name="LFO1" text:continue-numbering="true">
        <text:list-item>
          <text:p text:style-name="P20">O(1)</text:p>
        </text:list-item>
      </text:list>
      <text:p text:style-name="Normal">Sia dato un array A di n elementi in cui l’elemento massimo è pari a k. Trasformando gli elementi da ordinare in base b = Θ(n), quante passate di Bucket Sort sono necessarie all’algoritmo Radix Sort per ordinare A?</text:p>
      <text:list text:style-name="LFO1" text:continue-numbering="true">
        <text:list-item>
          <text:p text:style-name="P21">Θ(log k/log n)</text:p>
        </text:list-item>
      </text:list>
      <text:p text:style-name="Normal">Quali sono, rispettivamente, i costi per implementare le operazioni di IncreaseKey, DecreaseKey, e Merge in una coda di priorità di n elementi implementata utilizzando un d-heap?</text:p>
      <text:list text:style-name="LFO1" text:continue-numbering="true">
        <text:list-item>
          <text:p text:style-name="P22">O(d logd n), O(logd n), Θ(n)</text:p>
        </text:list-item>
      </text:list>
      <text:p text:style-name="Normal">Dato un heap binomiale H di n elementi, quale delle seguenti affermazioni è vera:</text:p>
      <text:list text:style-name="LFO1" text:continue-numbering="true">
        <text:list-item>
          <text:p text:style-name="P23">Il grado della radice di ogni albero in H `e O(log n), e il numero di elementi di qualche albero in H `e Θ(n);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E3E3E3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E3E3E3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DADADA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DADADA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E3E3E3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E3E3E3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DADADA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DADADA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E3E3E3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E3E3E3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DEDEDE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DEDED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orenzo Feula</meta:initial-creator>
    <dc:creator>Lorenzo Feula</dc:creator>
    <meta:creation-date>2024-01-15T12:29:00Z</meta:creation-date>
    <dc:date>2024-01-15T20:53:00Z</dc:date>
    <meta:template xlink:href="Normal.dotm" xlink:type="simple"/>
    <meta:editing-cycles>2</meta:editing-cycles>
    <meta:editing-duration>PT1680S</meta:editing-duration>
    <meta:document-statistic meta:page-count="2" meta:paragraph-count="6" meta:word-count="484" meta:character-count="3241" meta:row-count="23" meta:non-whitespace-character-count="2763"/>
  </office:meta>
</office:document-meta>
</file>